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0A570000039F80B7546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s" svg:font-family="Cous"/>
    <style:font-face style:name="Mangal1" svg:font-family="Mangal"/>
    <style:font-face style:name="Segoe UI1" svg:font-family="'Segoe UI'"/>
    <style:font-face style:name="Tahoma" svg:font-family="Tahoma, sans-serif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" style:family="paragraph" style:parent-style-name="Standard">
      <style:paragraph-properties fo:line-height="150%"/>
      <style:text-properties fo:color="#000000"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line-height="150%"/>
      <style:text-properties fo:color="#000000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style:text-autospace="none"/>
      <style:text-properties fo:color="#000000" style:font-name="Courier New1" fo:font-size="9pt" style:font-name-asian="Consolas" style:font-size-asian="9pt" style:font-name-complex="Consolas" style:font-size-complex="9pt"/>
    </style:style>
    <style:style style:name="P9" style:family="paragraph" style:parent-style-name="Standard">
      <style:paragraph-properties fo:line-height="150%" fo:text-align="justify" style:justify-single-word="false"/>
    </style:style>
    <style:style style:name="P10" style:family="paragraph" style:parent-style-name="Standard">
      <style:paragraph-properties style:text-autospace="none"/>
      <style:text-properties style:font-name="Courier New1" fo:font-size="9pt" style:font-size-asian="9pt" style:font-size-complex="9pt"/>
    </style:style>
    <style:style style:name="P11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/>
    </style:style>
    <style:style style:name="P12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 style:font-weight-complex="bold"/>
    </style:style>
    <style:style style:name="P13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14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 style:font-weight-complex="bold"/>
    </style:style>
    <style:style style:name="P15" style:family="paragraph" style:parent-style-name="Text_20_body">
      <style:paragraph-properties fo:margin-left="1.251cm" fo:margin-right="0cm" fo:margin-top="0.176cm" fo:margin-bottom="0cm" fo:line-height="150%" fo:text-align="justify" style:justify-single-word="false" fo:text-indent="0cm" style:auto-text-indent="false"/>
    </style:style>
    <style:style style:name="P16" style:family="paragraph" style:parent-style-name="Text_20_body">
      <style:paragraph-properties fo:margin-left="1.251cm" fo:margin-right="0cm" fo:margin-top="0.176cm" fo:margin-bottom="0cm" fo:line-height="150%" fo:text-align="justify" style:justify-single-word="false" fo:text-indent="0cm" style:auto-text-indent="false"/>
      <style:text-properties fo:color="#000000" style:font-name="Times New Roman" fo:font-size="14pt" fo:language="en" fo:country="US" style:font-name-asian="Segoe UI1" style:font-size-asian="14pt" style:font-name-complex="Segoe UI1" style:font-size-complex="14pt"/>
    </style:style>
    <style:style style:name="P17" style:family="paragraph" style:parent-style-name="Normal_20__28_Web_29_">
      <style:paragraph-properties fo:margin-left="1.251cm" fo:margin-right="0cm" fo:margin-top="0.176cm" fo:margin-bottom="0cm" fo:line-height="150%" fo:text-indent="1.251cm" style:auto-text-indent="false"/>
      <style:text-properties fo:color="#000000" fo:font-size="14pt" style:font-size-asian="14pt" style:font-size-complex="14pt"/>
    </style:style>
    <style:style style:name="P18" style:family="paragraph" style:parent-style-name="Normal_20__28_Web_29_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fo:font-size="14pt" style:font-size-asian="14pt" style:font-size-complex="14pt"/>
    </style:style>
    <style:style style:name="P19" style:family="paragraph" style:parent-style-name="Standard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20" style:family="paragraph" style:parent-style-name="Standard">
      <style:paragraph-properties fo:margin-left="2.498cm" fo:margin-right="0cm" fo:line-height="150%" fo:text-align="justify" style:justify-single-word="false" fo:text-indent="1.249cm" style:auto-text-indent="false"/>
      <style:text-properties fo:color="#000000" style:font-name="Times New Roman" fo:font-size="14pt" style:font-size-asian="14pt" style:font-name-complex="Times New Roman1" style:font-size-complex="14pt"/>
    </style:style>
    <style:style style:name="P21" style:family="paragraph" style:parent-style-name="List_20_Paragraph">
      <style:paragraph-properties fo:margin-left="1.251cm" fo:margin-right="0cm" fo:line-height="150%" fo:text-align="center" style:justify-single-word="false" fo:text-indent="1.247cm" style:auto-text-indent="false"/>
      <style:text-properties fo:color="#000000" style:font-name="Times New Roman" fo:font-size="14pt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23" style:family="paragraph" style:parent-style-name="Standard" style:list-style-name="">
      <style:paragraph-properties style:text-autospace="none"/>
      <style:text-properties fo:color="#000000" style:font-name="Courier New1" fo:font-size="9pt" style:font-name-asian="Consolas" style:font-size-asian="9pt" style:font-name-complex="Consolas" style:font-size-complex="9pt"/>
    </style:style>
    <style:style style:name="P24" style:family="paragraph" style:parent-style-name="Standard">
      <style:paragraph-properties style:text-autospace="none"/>
    </style:style>
    <style:style style:name="P25" style:family="paragraph" style:parent-style-name="Standard" style:list-style-name="">
      <style:paragraph-properties style:text-autospace="none"/>
      <style:text-properties style:font-name="Courier New1" fo:font-size="9pt" style:font-size-asian="9pt" style:font-size-complex="9pt"/>
    </style:style>
    <style:style style:name="P26" style:family="paragraph" style:parent-style-name="Standard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7" style:family="paragraph" style:parent-style-name="Standard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8" style:family="paragraph" style:parent-style-name="Normal_20__28_Web_29_" style:master-page-name="Standard">
      <style:paragraph-properties fo:margin-left="1.251cm" fo:margin-right="0cm" fo:margin-top="0.176cm" fo:margin-bottom="0cm" fo:line-height="150%" fo:text-align="center" style:justify-single-word="false" fo:text-indent="0cm" style:auto-text-indent="false" style:page-number="auto"/>
      <style:text-properties fo:color="#000000" fo:font-size="14pt" style:font-size-asian="14pt" style:font-size-complex="14pt"/>
    </style:style>
    <style:style style:name="P29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T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3" style:family="text"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T4" style:family="text">
      <style:text-properties fo:color="#000000" style:font-name="Times New Roman" fo:font-size="14pt" fo:language="en" fo:country="US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T5" style:family="text">
      <style:text-properties fo:color="#000000" style:font-name="Times New Roman" fo:font-size="14pt" fo:language="en" fo:country="US" style:font-name-asian="Consolas" style:font-size-asian="14pt" style:font-name-complex="Consolas" style:font-size-complex="14pt"/>
    </style:style>
    <style:style style:name="T6" style:family="text">
      <style:text-properties fo:color="#000000" style:font-name="Times New Roman" fo:font-size="14pt" fo:language="en" fo:country="US" style:font-name-asian="Segoe UI1" style:font-size-asian="14pt" style:font-name-complex="Segoe UI1" style:font-size-complex="14pt"/>
    </style:style>
    <style:style style:name="T7" style:family="text">
      <style:text-properties fo:color="#000000" style:font-name="Times New Roman" fo:font-size="14pt" fo:language="ru" fo:country="RU" style:font-name-asian="Consolas" style:font-size-asian="14pt" style:font-name-complex="Consolas" style:font-size-complex="14pt"/>
    </style:style>
    <style:style style:name="T8" style:family="text">
      <style:text-properties fo:color="#000000" style:font-name="Times New Roman" fo:font-size="14pt" fo:language="ru" fo:country="RU" style:font-name-asian="Segoe UI1" style:font-size-asian="14pt" style:font-name-complex="Segoe UI1" style:font-size-complex="14pt"/>
    </style:style>
    <style:style style:name="T9" style:family="text">
      <style:text-properties fo:color="#000000" fo:font-size="9.5pt" style:font-name-asian="Consolas" style:font-size-asian="9.5pt" style:font-name-complex="Consolas" style:font-size-complex="9.5pt"/>
    </style:style>
    <style:style style:name="T10" style:family="text">
      <style:text-properties fo:color="#000000" fo:font-size="9.5pt" fo:language="en" fo:country="US" style:font-name-asian="Consolas" style:font-size-asian="9.5pt" style:font-name-complex="Consolas" style:font-size-complex="9.5pt"/>
    </style:style>
    <style:style style:name="T1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T13" style:family="text">
      <style:text-properties fo:color="#000000" style:font-name-asian="Consolas" style:font-name-complex="Consolas"/>
    </style:style>
    <style:style style:name="T14" style:family="text">
      <style:text-properties fo:color="#000000" fo:language="en" fo:country="US" style:font-name-asian="Consolas" style:font-name-complex="Consolas"/>
    </style:style>
    <style:style style:name="T15" style:family="text">
      <style:text-properties fo:color="#000000" fo:font-size="9pt" style:font-name-asian="Consolas" style:font-size-asian="9pt" style:font-name-complex="Consolas" style:font-size-complex="9pt"/>
    </style:style>
    <style:style style:name="T16" style:family="text">
      <style:text-properties fo:color="#000000" fo:font-size="9pt" fo:language="en" fo:country="US" style:font-name-asian="Consolas" style:font-size-asian="9pt" style:font-name-complex="Consolas" style:font-size-complex="9pt"/>
    </style:style>
    <style:style style:name="T17" style:family="text">
      <style:text-properties fo:color="#000000" style:font-name-asian="Segoe UI1" style:font-name-complex="Segoe UI1"/>
    </style:style>
    <style:style style:name="T18" style:family="text">
      <style:text-properties fo:color="#000000" style:font-name="Courier New1" fo:font-size="9pt" style:font-name-asian="Consolas" style:font-size-asian="9pt" style:font-name-complex="Consolas" style:font-size-complex="9pt"/>
    </style:style>
    <style:style style:name="T19" style:family="text">
      <style:text-properties fo:color="#000000" style:font-name="Courier New1" fo:font-size="9.5pt" style:font-name-asian="Consolas" style:font-size-asian="9.5pt" style:font-name-complex="Consolas" style:font-size-complex="9.5pt"/>
    </style:style>
    <style:style style:name="T20" style:family="text">
      <style:text-properties fo:color="#000000" style:font-name="Courier New1" fo:font-size="9pt" style:font-name-asian="Consolas" style:font-size-asian="9pt" style:font-name-complex="Consolas" style:font-size-complex="9pt"/>
    </style:style>
    <style:style style:name="T21" style:family="text">
      <style:text-properties fo:color="#000000" style:font-name="Courier New1" fo:font-size="9pt" fo:language="en" fo:country="US" style:font-name-asian="Consolas" style:font-size-asian="9pt" style:font-name-complex="Consolas" style:font-size-complex="9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style:font-weight-complex="bold"/>
    </style:style>
    <style:style style:name="T24" style:family="text">
      <style:text-properties fo:color="#0000ff" fo:font-size="9.5pt" style:font-name-asian="Consolas" style:font-size-asian="9.5pt" style:font-name-complex="Consolas" style:font-size-complex="9.5pt"/>
    </style:style>
    <style:style style:name="T25" style:family="text">
      <style:text-properties fo:color="#0000ff" fo:font-size="9.5pt" fo:language="en" fo:country="US" style:font-name-asian="Consolas" style:font-size-asian="9.5pt" style:font-name-complex="Consolas" style:font-size-complex="9.5pt"/>
    </style:style>
    <style:style style:name="T2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7" style:family="text">
      <style:text-properties fo:color="#0000ff" style:font-name="Consolas" fo:font-size="9.5pt" fo:language="en" fo:country="US" style:font-name-asian="Consolas" style:font-size-asian="9.5pt" style:font-name-complex="Consolas" style:font-size-complex="9.5pt"/>
    </style:style>
    <style:style style:name="T28" style:family="text">
      <style:text-properties fo:color="#0000ff" fo:language="en" fo:country="US" style:font-name-asian="Consolas" style:font-name-complex="Consolas"/>
    </style:style>
    <style:style style:name="T29" style:family="text">
      <style:text-properties fo:color="#0000ff" style:font-name-asian="Consolas" style:font-name-complex="Consolas"/>
    </style:style>
    <style:style style:name="T30" style:family="text">
      <style:text-properties fo:color="#0000ff" style:font-name="Courier New1" fo:font-size="9pt" fo:language="en" fo:country="US" style:font-name-asian="Consolas" style:font-size-asian="9pt" style:font-name-complex="Consolas" style:font-size-complex="9pt"/>
    </style:style>
    <style:style style:name="T31" style:family="text">
      <style:text-properties fo:color="#0000ff" style:font-name="Courier New1" fo:font-size="9.5pt" style:font-name-asian="Consolas" style:font-size-asian="9.5pt" style:font-name-complex="Consolas" style:font-size-complex="9.5pt"/>
    </style:style>
    <style:style style:name="T32" style:family="text">
      <style:text-properties fo:color="#0000ff" style:font-name="Courier New1" fo:font-size="9pt" style:font-name-asian="Consolas" style:font-size-asian="9pt" style:font-name-complex="Consolas" style:font-size-complex="9pt"/>
    </style:style>
    <style:style style:name="T33" style:family="text">
      <style:text-properties fo:color="#0000ff" fo:font-size="9pt" style:font-name-asian="Consolas" style:font-size-asian="9pt" style:font-name-complex="Consolas" style:font-size-complex="9pt"/>
    </style:style>
    <style:style style:name="T34" style:family="text">
      <style:text-properties fo:language="ru" fo:country="RU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fo:language="en" fo:country="US"/>
    </style:style>
    <style:style style:name="T37" style:family="text">
      <style:text-properties style:font-weight-complex="bold"/>
    </style:style>
    <style:style style:name="T38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9" style:family="text">
      <style:text-properties fo:color="#a31515" style:font-name="Consolas" fo:font-size="9.5pt" fo:language="en" fo:country="US" style:font-name-asian="Consolas" style:font-size-asian="9.5pt" style:font-name-complex="Consolas" style:font-size-complex="9.5pt"/>
    </style:style>
    <style:style style:name="T40" style:family="text">
      <style:text-properties fo:color="#a31515" fo:font-size="9.5pt" style:font-name-asian="Consolas" style:font-size-asian="9.5pt" style:font-name-complex="Consolas" style:font-size-complex="9.5pt"/>
    </style:style>
    <style:style style:name="T41" style:family="text">
      <style:text-properties fo:color="#a31515" fo:font-size="9.5pt" fo:language="en" fo:country="US" style:font-name-asian="Consolas" style:font-size-asian="9.5pt" style:font-name-complex="Consolas" style:font-size-complex="9.5pt"/>
    </style:style>
    <style:style style:name="T42" style:family="text">
      <style:text-properties fo:color="#a31515" style:font-name-asian="Consolas" style:font-name-complex="Consolas"/>
    </style:style>
    <style:style style:name="T43" style:family="text">
      <style:text-properties fo:color="#a31515" fo:language="en" fo:country="US" style:font-name-asian="Consolas" style:font-name-complex="Consolas"/>
    </style:style>
    <style:style style:name="T44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45" style:family="text">
      <style:text-properties fo:color="#2b91af" style:font-name="Courier New1" fo:font-size="9.5pt" style:font-name-asian="Consolas" style:font-size-asian="9.5pt" style:font-name-complex="Consolas" style:font-size-complex="9.5pt"/>
    </style:style>
    <style:style style:name="T46" style:family="text">
      <style:text-properties fo:color="#2b91af" style:font-name="Courier New1" fo:font-size="9pt" style:font-name-asian="Consolas" style:font-size-asian="9pt" style:font-name-complex="Consolas" style:font-size-complex="9pt"/>
    </style:style>
    <style:style style:name="T47" style:family="text">
      <style:text-properties fo:color="#2b91af" fo:font-size="9.5pt" style:font-name-asian="Consolas" style:font-size-asian="9.5pt" style:font-name-complex="Consolas" style:font-size-complex="9.5pt"/>
    </style:style>
    <style:style style:name="T48" style:family="text">
      <style:text-properties fo:color="#2b91af" style:font-name-asian="Consolas" style:font-name-complex="Consolas"/>
    </style:style>
    <style:style style:name="T49" style:family="text">
      <style:text-properties fo:color="#2b91af" fo:font-size="9pt" style:font-name-asian="Consolas" style:font-size-asian="9pt" style:font-name-complex="Consolas" style:font-size-complex="9pt"/>
    </style:style>
    <style:style style:name="T50" style:family="text">
      <style:text-properties style:font-name="Courier New1"/>
    </style:style>
    <style:style style:name="T51" style:family="text">
      <style:text-properties style:font-name="Courier New1" fo:font-size="9pt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ИНОБРНАУКИ РОССИИ </text:p>
      <text:p text:style-name="P11">Федеральное государственное бюджетное образовательное учреждение </text:p>
      <text:p text:style-name="P11">высшего образования «Тульский государственный университет» </text:p>
      <text:p text:style-name="P11">Кафедра вычислительной техники </text:p>
      <text:p text:style-name="P11"/>
      <text:p text:style-name="P11">Отчет по ла<text:span text:style-name="T35">бораторной работе №</text:span><text:span text:style-name="T36">11</text:span></text:p>
      <text:p text:style-name="P26"><text:span text:style-name="T17">Интерфейсы. </text:span>Контейнерные классы. </text:p>
      <text:p text:style-name="P26"><text:span text:style-name="T37"><text:s/>Язык С</text:span><text:span text:style-name="T23">#.</text:span></text:p>
      <text:p text:style-name="P14"/>
      <text:p text:style-name="P12"/>
      <text:p text:style-name="P18">Выполнил студент группы 220681</text:p>
      <text:p text:style-name="P18">Гришанов Александр Александрович</text:p>
      <text:p text:style-name="P18"/>
      <text:p text:style-name="P18">Провер<text:span text:style-name="T35">ил:</text:span></text:p>
      <text:p text:style-name="P19">Асс. Демидова Анастасия Владимировна</text:p>
      <text:p text:style-name="P19"/>
      <text:p text:style-name="P18"/>
      <text:p text:style-name="P17"/>
      <text:p text:style-name="P17"/>
      <text:p text:style-name="P17"/>
      <text:p text:style-name="P17"><text:s text:c="2"/></text:p>
      <text:p text:style-name="P11"/>
      <text:p text:style-name="P11"/>
      <text:p text:style-name="P11">Тула 2019</text:p>
      <text:p text:style-name="P13"/>
      <text:p text:style-name="P13"><text:soft-page-break/><text:span text:style-name="T22">1</text:span>. Цель <text:span text:style-name="T34">и задание </text:span>работы </text:p>
      <text:p text:style-name="P15"><text:span text:style-name="T8">Изучить системы интерфейсов и контейнерных классов <text:s/>в языке </text:span><text:span text:style-name="T6">C#</text:span><text:span text:style-name="T8">.</text:span></text:p>
      <text:p text:style-name="P16"/>
      <text:p text:style-name="P21">2. Алгоритмы</text:p>
      <text:p text:style-name="P1"><text:span text:style-name="T3">2.</text:span><text:span text:style-name="T4">2</text:span><text:span text:style-name="T3"> Алгоритмы:</text:span></text:p>
      <text:p text:style-name="P1"><text:span text:style-name="T1"><text:tab/></text:span><text:span text:style-name="T7">Реализован базовый интерфейс класса Ролики, функционал которых в методах </text:span><text:span text:style-name="T5">Speed() </text:span><text:span text:style-name="T7">и</text:span><text:span text:style-name="T5"> Tormoz(), </text:span><text:span text:style-name="T7">в самом же классе роликов доступны поля </text:span><text:span text:style-name="T5">speed, torm, owner, </text:span><text:span text:style-name="T7">и методы, возвращающие эти значение, реализующие интерфейс.</text:span></text:p>
      <text:p text:style-name="P9"><text:span text:style-name="T1"><text:tab/>2</text:span><text:span text:style-name="T3">.3 Тестирование:</text:span></text:p>
      <text:p text:style-name="P9"><text:span text:style-name="T1"><text:tab/><text:tab/></text:span><text:span text:style-name="T2">3.3.1 Тестирование программы для задачи 1</text:span></text:p>
      <text:p text:style-name="P20">Работает исправно, если вместо цифр не введены буквы</text:p>
      <text:p text:style-name="P3"><text:tab/></text:p>
      <text:p text:style-name="P5">Список литературы</text:p>
      <text:p text:style-name="P9"><text:span text:style-name="T1">1. METANIT.COM. C#/.NET (Электронный ресурс) – Режим доступа: </text:span><text:a xlink:type="simple" xlink:href="https://metanit.com/sharp/" text:style-name="Internet_20_link" text:visited-style-name="Visited_20_Internet_20_Link">https://metanit.com/sharp/</text:a><text:span text:style-name="T1">;</text:span></text:p>
      <text:p text:style-name="P3">2. Методические указания к лабораторным работам(Электронное пособие).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Приложения</text:p>
      <text:p text:style-name="P4">Приложение 1.1 </text:p>
      <text:p text:style-name="P2">Исходный код задания 1<text:span text:style-name="T30"> <text:s text:c="3"/></text:span></text:p>
      <text:p text:style-name="P24"><text:span text:style-name="T18"><text:s text:c="4"/></text:span><text:span text:style-name="T32">interface</text:span><text:span text:style-name="T18"> </text:span><text:span text:style-name="T46">IRoliki</text:span><text:span text:style-name="T18"> <text:s text:c="3"/>{</text:span></text:p>
      <text:p text:style-name="P25"><text:span text:style-name="T13"><text:s text:c="8"/></text:span><text:span text:style-name="T29">bool</text:span><text:span text:style-name="T13"> Tormoz(); </text:span><text:span text:style-name="T29">int</text:span><text:span text:style-name="T13"> Speed(); <text:s text:c="3"/>}</text:span></text:p>
      <text:p text:style-name="P25"><text:span text:style-name="T13"><text:s text:c="4"/></text:span><text:span text:style-name="T29">class</text:span><text:span text:style-name="T13"> </text:span><text:span text:style-name="T48">MyRolick</text:span><text:span text:style-name="T13">:IRoliki, IDisposable, IComparable <text:s text:c="3"/>{</text:span></text:p>
      <text:p text:style-name="P25"><text:span text:style-name="T13"><text:s text:c="8"/></text:span><text:span text:style-name="T29">string</text:span><text:span text:style-name="T13"> owner;</text:span></text:p>
      <text:p text:style-name="P25"><text:span text:style-name="T13"><text:s text:c="8"/></text:span><text:span text:style-name="T29">bool</text:span><text:span text:style-name="T13"> torm;</text:span></text:p>
      <text:p text:style-name="P25"><text:span text:style-name="T13"><text:s text:c="8"/></text:span><text:span text:style-name="T29">int</text:span><text:span text:style-name="T13"> speed;</text:span></text:p>
      <text:p text:style-name="P25"><text:span text:style-name="T13"><text:s text:c="8"/></text:span><text:span text:style-name="T29">public</text:span><text:span text:style-name="T13"> MyRolick(</text:span><text:span text:style-name="T29">string</text:span><text:span text:style-name="T13"> own) <text:s text:c="7"/>{</text:span></text:p>
      <text:p text:style-name="P23"><text:s text:c="12"/>owner = own; <text:s text:c="7"/>}</text:p>
      <text:p text:style-name="P25"><text:span text:style-name="T13"><text:s text:c="8"/></text:span><text:span text:style-name="T29">public</text:span><text:span text:style-name="T13"> </text:span><text:span text:style-name="T29">bool</text:span><text:span text:style-name="T13"> Tormoz() <text:s text:c="7"/>{</text:span></text:p>
      <text:p text:style-name="P25"><text:span text:style-name="T13"><text:s text:c="12"/></text:span><text:span text:style-name="T29">return</text:span><text:span text:style-name="T13"> torm; <text:s text:c="7"/>}</text:span></text:p>
      <text:p text:style-name="P25"><text:span text:style-name="T13"><text:s text:c="8"/></text:span><text:span text:style-name="T29">public</text:span><text:span text:style-name="T13"> </text:span><text:span text:style-name="T29">int</text:span><text:span text:style-name="T13"> Speed() <text:s text:c="7"/>{</text:span></text:p>
      <text:p text:style-name="P25"><text:span text:style-name="T13"><text:s text:c="12"/></text:span><text:span text:style-name="T29">return</text:span><text:span text:style-name="T13"> speed; <text:s text:c="7"/>}</text:span></text:p>
      <text:p text:style-name="P25"><text:span text:style-name="T13"><text:s text:c="8"/></text:span><text:span text:style-name="T29">public</text:span><text:span text:style-name="T13"> </text:span><text:span text:style-name="T29">void</text:span><text:span text:style-name="T13"> Dispose() <text:s text:c="7"/>{</text:span></text:p>
      <text:p text:style-name="P25"><text:span text:style-name="T13"><text:s text:c="12"/>Console.WriteLine(</text:span><text:span text:style-name="T42">"&gt;Disposed!"</text:span><text:span text:style-name="T13">); <text:s text:c="7"/>}</text:span></text:p>
      <text:p text:style-name="P25"><text:span text:style-name="T13"><text:s text:c="8"/></text:span><text:span text:style-name="T29">public</text:span><text:span text:style-name="T13"> </text:span><text:span text:style-name="T29">int</text:span><text:span text:style-name="T13"> CompareTo(</text:span><text:span text:style-name="T29">object</text:span><text:span text:style-name="T13"> obj) <text:s text:c="7"/>{</text:span></text:p>
      <text:p text:style-name="P25"><text:span text:style-name="T13"><text:s text:c="12"/></text:span><text:span text:style-name="T29">return</text:span><text:span text:style-name="T13"> speed.CompareTo(obj);}}</text:span></text:p>
      <text:p text:style-name="P25"><text:span text:style-name="T13"><text:s text:c="4"/></text:span><text:span text:style-name="T29">class</text:span><text:span text:style-name="T13"> </text:span><text:span text:style-name="T48">Program</text:span><text:span text:style-name="T13">{</text:span><text:span text:style-name="T29">static</text:span><text:span text:style-name="T13"> </text:span><text:span text:style-name="T29">void</text:span><text:span text:style-name="T13"> Main(</text:span><text:span text:style-name="T29">string</text:span><text:span text:style-name="T13">[] </text:span><text:span text:style-name="T14">args){</text:span><text:span text:style-name="T14">MyRolick r1 = </text:span><text:span text:style-name="T28">new</text:span><text:span text:style-name="T14"> MyRolick(</text:span><text:span text:style-name="T43">"Me"</text:span><text:span text:style-name="T14">);</text:span></text:p>
      <text:p text:style-name="P25"><text:span text:style-name="T13"><text:s text:c="12"/>r1.Dispose();</text:span><text:span text:style-name="T14">}}</text:span></text:p>
      <text:p text:style-name="P4">Приложение 1.2</text:p>
      <text:p text:style-name="P2">Тест задания 1</text:p>
      <text:p text:style-name="P7"><draw:frame draw:style-name="fr1" draw:name="Графический объект1" text:anchor-type="paragraph" svg:width="2.648cm" svg:height="0.928cm" draw:z-index="0"><draw:image xlink:href="Pictures/2000000700000A570000039F80B75462.svm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s" svg:font-family="Cous"/>
    <style:font-face style:name="Mangal1" svg:font-family="Mangal"/>
    <style:font-face style:name="Segoe UI1" svg:font-family="'Segoe UI'"/>
    <style:font-face style:name="Tahoma" svg:font-family="Tahoma, sans-serif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2" style:font-size-complex="9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Times New Roman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</meta:initial-creator>
    <meta:editing-cycles>256</meta:editing-cycles>
    <meta:print-date>2019-02-25T16:45:00</meta:print-date>
    <meta:creation-date>2019-04-02T15:10:00</meta:creation-date>
    <dc:date>2019-11-25T22:44:35.69</dc:date>
    <meta:editing-duration>PT6H20M48S</meta:editing-duration>
    <meta:generator>OpenOffice/4.1.6$Win32 OpenOffice.org_project/416m1$Build-9790</meta:generator>
    <meta:document-statistic meta:table-count="0" meta:image-count="1" meta:object-count="0" meta:page-count="3" meta:paragraph-count="48" meta:word-count="196" meta:character-count="17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